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697cm" fo:min-width="2.54cm" fo:padding-top="0.141cm" fo:padding-bottom="0.141cm" fo:padding-left="0.141cm" fo:padding-right="0.141cm"/>
      <style:paragraph-properties style:writing-mode="lr-tb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none" draw:fill="none" draw:textarea-vertical-align="middle" fo:min-height="2.367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8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bfbfbf" draw:shadow="hidden"/>
    </style:style>
    <style:style style:name="gr7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bfbfbf"/>
    </style:style>
    <style:style style:name="T1" style:family="text">
      <style:text-properties fo:color="#000000" style:font-name="Calibri1" fo:font-size="14pt" style:font-name-asian="Calibri1" style:font-size-asian="14pt" style:font-name-complex="Calibri1" style:font-size-complex="14pt"/>
    </style:style>
    <style:style style:name="T2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3" style:family="text">
      <style:text-properties fo:color="#000000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frame draw:style-name="gr1" draw:text-style-name="P2" draw:layer="layout" svg:width="5.362cm" svg:height="0.979cm" draw:transform="rotate (1.5707963267949) translate (5.659cm 6.772cm)">
          <draw:text-box>
            <text:p text:style-name="P1"><text:span text:style-name="T1">hoch</text:span></text:p>
          </draw:text-box>
        </draw:frame>
        <draw:g>
          <draw:polygon draw:style-name="gr2" draw:text-style-name="P3" draw:layer="layout" svg:width="16cm" svg:height="13cm" svg:x="6.5cm" svg:y="3.591cm" svg:viewBox="0 0 16001 13001" draw:points="0,13001 16001,13001 16001,0 0,0">
            <text:p/>
          </draw:polygon>
          <draw:polygon draw:style-name="gr3" draw:text-style-name="P4" draw:layer="layout" svg:width="16cm" svg:height="13cm" svg:x="6.5cm" svg:y="3.591cm" svg:viewBox="0 0 16001 13001" draw:points="0,13001 16001,13001 16001,0 0,0">
            <text:p/>
          </draw:polygon>
        </draw:g>
        <draw:polyline draw:style-name="gr3" draw:text-style-name="P4" draw:layer="layout" svg:width="0cm" svg:height="12.998cm" svg:x="14.5cm" svg:y="3.591cm" svg:viewBox="0 0 0 12999" draw:points="0,0 0,12499 0,12999">
          <text:p/>
        </draw:polyline>
        <draw:line draw:style-name="gr3" draw:text-style-name="P4" draw:layer="layout" svg:x1="6.5cm" svg:y1="10.091cm" svg:x2="22.499cm" svg:y2="10.091cm">
          <text:p/>
        </draw:line>
        <draw:frame draw:style-name="gr4" draw:text-style-name="P2" draw:layer="layout" svg:width="6.511cm" svg:height="2.649cm" draw:transform="rotate (1.5707963267949) translate (4.176cm 13.346cm)">
          <draw:text-box>
            <text:p text:style-name="P1"><text:span text:style-name="T2">Konfliktpotential</text:span></text:p>
          </draw:text-box>
        </draw:frame>
        <draw:frame draw:style-name="gr5" draw:text-style-name="P2" draw:layer="layout" svg:width="5.362cm" svg:height="1.466cm" svg:x="11.819cm" svg:y="16.711cm">
          <draw:text-box>
            <text:p text:style-name="P1"><text:span text:style-name="T2">Einfluss</text:span></text:p>
          </draw:text-box>
        </draw:frame>
        <draw:frame draw:style-name="gr1" draw:text-style-name="P2" draw:layer="layout" svg:width="5.362cm" svg:height="0.979cm" svg:x="4.319cm" svg:y="16.455cm">
          <draw:text-box>
            <text:p text:style-name="P1"><text:span text:style-name="T1">gering</text:span></text:p>
          </draw:text-box>
        </draw:frame>
        <draw:frame draw:style-name="gr1" draw:text-style-name="P2" draw:layer="layout" svg:width="5.362cm" svg:height="0.979cm" svg:x="19.319cm" svg:y="16.455cm">
          <draw:text-box>
            <text:p text:style-name="P1"><text:span text:style-name="T1">hoch</text:span></text:p>
          </draw:text-box>
        </draw:frame>
        <draw:frame draw:style-name="gr1" draw:text-style-name="P2" draw:layer="layout" svg:width="5.362cm" svg:height="0.979cm" draw:transform="rotate (1.5707963267949) translate (5.659cm 18.591cm)">
          <draw:text-box>
            <text:p text:style-name="P1"><text:span text:style-name="T1">gering</text:span></text:p>
          </draw:text-box>
        </draw:frame>
        <draw:frame draw:style-name="gr4" draw:text-style-name="P2" draw:layer="layout" svg:width="5.362cm" svg:height="2.649cm" svg:x="11.819cm" svg:y="1.164cm">
          <draw:text-box>
            <text:p text:style-name="P1"><text:span text:style-name="T2">IST-Situation</text:span></text:p>
          </draw:text-box>
        </draw:frame>
        <draw:g>
          <draw:path draw:style-name="gr6" draw:text-style-name="P5" draw:layer="layout" svg:width="1.214cm" svg:height="1.214cm" svg:x="17.585cm" svg:y="6.8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7.585cm" svg:y="6.8cm">
            <draw:text-box>
              <text:p text:style-name="P1"><text:span text:style-name="T3">S1</text:span></text:p>
            </draw:text-box>
          </draw:frame>
        </draw:g>
        <draw:g>
          <draw:path draw:style-name="gr6" draw:text-style-name="P5" draw:layer="layout" svg:width="1.214cm" svg:height="1.214cm" svg:x="19.085cm" svg:y="6.3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9.085cm" svg:y="6.3cm">
            <draw:text-box>
              <text:p text:style-name="P1"><text:span text:style-name="T3">S2</text:span></text:p>
            </draw:text-box>
          </draw:frame>
        </draw:g>
        <draw:g>
          <draw:path draw:style-name="gr6" draw:text-style-name="P5" draw:layer="layout" svg:width="1.214cm" svg:height="1.214cm" svg:x="17.585cm" svg:y="12.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7.585cm" svg:y="12.5cm">
            <draw:text-box>
              <text:p text:style-name="P1"><text:span text:style-name="T3">S3</text:span></text:p>
            </draw:text-box>
          </draw:frame>
        </draw:g>
        <draw:g>
          <draw:path draw:style-name="gr6" draw:text-style-name="P5" draw:layer="layout" svg:width="1.214cm" svg:height="1.214cm" svg:x="18.985cm" svg:y="12.7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985cm" svg:y="12.7cm">
            <draw:text-box>
              <text:p text:style-name="P1"><text:span text:style-name="T3">S4</text:span></text:p>
            </draw:text-box>
          </draw:frame>
        </draw:g>
        <draw:g>
          <draw:path draw:style-name="gr6" draw:text-style-name="P5" draw:layer="layout" svg:width="1.214cm" svg:height="1.214cm" svg:x="17.4cm" svg:y="5.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7.4cm" svg:y="5.5cm">
            <draw:text-box>
              <text:p text:style-name="P1"><text:span text:style-name="T3">S5</text:span></text:p>
            </draw:text-box>
          </draw:frame>
        </draw:g>
        <draw:g>
          <draw:path draw:style-name="gr6" draw:text-style-name="P5" draw:layer="layout" svg:width="1.214cm" svg:height="1.214cm" svg:x="18.985cm" svg:y="4.6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985cm" svg:y="4.6cm">
            <draw:text-box>
              <text:p text:style-name="P1"><text:span text:style-name="T3">S6</text:span></text:p>
            </draw:text-box>
          </draw:frame>
        </draw:g>
        <draw:g>
          <draw:path draw:style-name="gr6" draw:text-style-name="P5" draw:layer="layout" svg:width="1.214cm" svg:height="1.214cm" svg:x="18.9cm" svg:y="7.8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9cm" svg:y="7.8cm">
            <draw:text-box>
              <text:p text:style-name="P1"><text:span text:style-name="T3">S7</text:span></text:p>
            </draw:text-box>
          </draw:frame>
        </draw:g>
        <draw:g>
          <draw:path draw:style-name="gr6" draw:text-style-name="P5" draw:layer="layout" svg:width="1.214cm" svg:height="1.214cm" svg:x="18.2cm" svg:y="11.4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8.2cm" svg:y="11.4cm">
            <draw:text-box>
              <text:p text:style-name="P1"><text:span text:style-name="T3">S8</text:span></text:p>
            </draw:text-box>
          </draw:frame>
        </draw:g>
        <draw:g>
          <draw:path draw:style-name="gr6" draw:text-style-name="P5" draw:layer="layout" svg:width="1.214cm" svg:height="1.214cm" svg:x="16.485cm" svg:y="13.985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16.485cm" svg:y="13.985cm">
            <draw:text-box>
              <text:p text:style-name="P1"><text:span text:style-name="T3">S9</text:span></text:p>
            </draw:text-box>
          </draw:frame>
        </draw:g>
        <draw:g>
          <draw:path draw:style-name="gr6" draw:text-style-name="P5" draw:layer="layout" svg:width="1.214cm" svg:height="1.214cm" svg:x="9.685cm" svg:y="6.2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9.685cm" svg:y="6.2cm">
            <draw:text-box>
              <text:p text:style-name="P1"><text:span text:style-name="T3">S10</text:span></text:p>
            </draw:text-box>
          </draw:frame>
        </draw:g>
        <draw:g>
          <draw:path draw:style-name="gr6" draw:text-style-name="P5" draw:layer="layout" svg:width="1.214cm" svg:height="1.214cm" svg:x="9.685cm" svg:y="12.8cm" svg:viewBox="0 0 1215 1215" svg:d="M1215 608c0 106-28 211-81 303-54 93-130 169-223 223-92 53-197 81-303 81-107 0-212-28-304-81-93-54-169-130-223-223-53-92-81-197-81-303 0-107 28-212 81-304 54-93 130-169 223-223 92-53 197-81 304-81 106 0 211 28 303 81 93 54 169 130 223 223 53 92 81 197 81 304z">
            <text:p/>
          </draw:path>
          <draw:frame draw:style-name="gr7" draw:text-style-name="P2" draw:layer="layout" svg:width="1.214cm" svg:height="1.214cm" svg:x="9.685cm" svg:y="12.8cm">
            <draw:text-box>
              <text:p text:style-name="P1"><text:span text:style-name="T3">S1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2T11:08:46.181077595</dc:date>
    <dc:language>de-DE</dc:language>
    <meta:creation-date>2018-08-17T09:49:18Z</meta:creation-date>
    <meta:initial-creator>Teilnehmer</meta:initial-creator>
    <meta:generator>LibreOffice/6.4.4.2$Linux_X86_64 LibreOffice_project/40$Build-2</meta:generator>
    <meta:editing-duration>PT22M14S</meta:editing-duration>
    <meta:editing-cycles>3</meta:editing-cycles>
    <meta:document-statistic meta:object-count="45"/>
    <meta:user-defined meta:name="company">indisoft GmbH</meta:user-defined>
  </office:meta>
</office:document-meta>
</file>